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9.64mm"/>
    </style:style>
    <style:style style:name="co3" style:family="table-column">
      <style:table-column-properties fo:break-before="auto" style:column-width="16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column table:style-name="co3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Fichiers </text:p>
          </table:table-cell>
          <table:table-cell table:style-name="ce1" office:value-type="string" calcext:value-type="string">
            <text:p>Fonctionnement attendu </text:p>
          </table:table-cell>
          <table:table-cell table:style-name="ce1" office:value-type="string" calcext:value-type="string">
            <text:p>Cas d’err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écupère les api </text:p>
          </table:table-cell>
          <table:table-cell office:value-type="string" calcext:value-type="string">
            <text:p>renvoie un message d’erreurs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écupère un élément dom</text:p>
          </table:table-cell>
          <table:table-cell office:value-type="string" calcext:value-type="string">
            <text:p>renvoie null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éé les sections montrant les objets en vente </text:p>
          </table:table-cell>
          <table:table-cell office:value-type="string" calcext:value-type="string">
            <text:p>rien ne s’affich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tails</text:p>
          </table:table-cell>
          <table:table-cell office:value-type="string" calcext:value-type="string">
            <text:p>récupère le paramètre parser dans l’url et prend l’item correspondant via l’api </text:p>
          </table:table-cell>
          <table:table-cell office:value-type="string" calcext:value-type="string">
            <text:p>Erreurs 404 redirections sur la page 4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ffiche les caractéristique récupérer avec l’api </text:p>
          </table:table-cell>
          <table:table-cell office:value-type="string" calcext:value-type="string">
            <text:p>affiche rien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 fois que le user ajoute quelque chose a son panier : on ajoute l’id la quantité sélectionné et la couleur dans un item</text:p>
          </table:table-cell>
          <table:table-cell office:value-type="string" calcext:value-type="string">
            <text:p>ne créé pas l’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joute l’item a un tableau et le transforme en Json </text:p>
          </table:table-cell>
          <table:table-cell office:value-type="string" calcext:value-type="string">
            <text:p>ne ce transforme pas en json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’ajoute dans le localStorage</text:p>
          </table:table-cell>
          <table:table-cell office:value-type="string" calcext:value-type="string">
            <text:p>ne l’ajoute 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ket</text:p>
          </table:table-cell>
          <table:table-cell office:value-type="string" calcext:value-type="string">
            <text:p>récupère le localStorage et l’affiche</text:p>
          </table:table-cell>
          <table:table-cell office:value-type="string" calcext:value-type="string">
            <text:p>si vide ou erreurs le site affiche que le panier est vide <text:s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 on clique sur le bouton + ou - cela ajuste le nombre afficher sur la page et met a jour le localstorage</text:p>
          </table:table-cell>
          <table:table-cell office:value-type="string" calcext:value-type="string">
            <text:p>ne modifie rien ou que la page mettre un nombre impossible sera impossible et vous mettra un alert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 on clique sur le bouton « supprimer » cela met à jour le localstorage et rafraichie la page </text:p>
          </table:table-cell>
          <table:table-cell office:value-type="string" calcext:value-type="string">
            <text:p>ne fait ri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lète les champs de contact créé un objet contact </text:p>
          </table:table-cell>
          <table:table-cell office:value-type="string" calcext:value-type="string">
            <text:p>affiche un message d’erreurs si les champs de son pas bien rempl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 local storage et l’objet contact son renvoyer a l’api</text:p>
          </table:table-cell>
          <table:table-cell office:value-type="string" calcext:value-type="string">
            <text:p>on ne reçois rien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direction vers la page confirmation en envoyant dans L’URL l’orderId et le prix total </text:p>
          </table:table-cell>
          <table:table-cell office:value-type="string" calcext:value-type="string">
            <text:p>redirection sans les paramétré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rmation </text:p>
          </table:table-cell>
          <table:table-cell office:value-type="string" calcext:value-type="string">
            <text:p>récupère les paramètres et affiche un message de remerciement avec l’order id et le prix total </text:p>
          </table:table-cell>
          <table:table-cell office:value-type="string" calcext:value-type="string">
            <text:p>affiche un message de remerciement sans l’order id et le prix total 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 style:data-style-name="N2" text:time-value="12:23:00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01:47:23.590000000</meta:creation-date>
    <dc:date>2020-10-19T12:34:28.862000000</dc:date>
    <meta:editing-duration>PT11M39S</meta:editing-duration>
    <meta:editing-cycles>4</meta:editing-cycles>
    <meta:generator>LibreOffice/5.2.6.2$Windows_x86 LibreOffice_project/a3100ed2409ebf1c212f5048fbe377c281438fdc</meta:generator>
    <meta:document-statistic meta:table-count="1" meta:cell-count="37" meta:object-count="0"/>
  </office:meta>
</office:document-meta>
</file>